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9161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true">
            <text:p>TRUE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SUM([.C2:.E2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1-dim range</text:p>
          </table:table-cell>
          <table:table-cell office:value-type="string">
            <text:p>SUM</text:p>
          </table:table-cell>
          <table:table-cell table:style-name="ce7"/>
          <table:table-cell/>
          <table:table-cell/>
          <table:table-cell table:style-name="Default" table:formula="of:=IF(ISBLANK([.M2]);[.A2];[.M2])" office:value-type="float" office:value="6">
            <text:p>6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SUM([.C3:.E3]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]);[.A3];[.M3])" office:value-type="float" office:value="15">
            <text:p>15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SUM([.C5:.E6])" office:value-type="float" office:value="21">
            <text:p>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2-dim range</text:p>
          </table:table-cell>
          <table:table-cell/>
          <table:table-cell table:style-name="ce7"/>
          <table:table-cell/>
          <table:table-cell/>
          <table:table-cell table:style-name="Default" table:formula="of:=IF(ISBLANK([.M5]);[.A5];[.M5])" office:value-type="float" office:value="21">
            <text:p>2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f:=SUM([.C6:.E6])*2" office:value-type="float" office:value="30">
            <office:annotation draw:style-name="gr1" draw:text-style-name="P1" svg:width="0.702in" svg:height="0.7858in" svg:x="4.1957in" svg:y="0.4839in" draw:caption-point-x="-4.1957in" draw:caption-point-y="-0.4839in">
              <dc:date>2007-11-0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3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]);[.A6];[.M6])" office:value-type="float" office:value="30">
            <text:p>30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UM([.C8]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Single cell</text:p>
          </table:table-cell>
          <table:table-cell/>
          <table:table-cell table:style-name="ce7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UM([.C9])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9]);[.A9];[.M9])" office:value-type="float" office:value="4">
            <text:p>4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UM([.C11];[.D11])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Multiple cells</text:p>
          </table:table-cell>
          <table:table-cell/>
          <table:table-cell table:style-name="ce7"/>
          <table:table-cell/>
          <table:table-cell/>
          <table:table-cell table:style-name="Default" table:formula="of:=IF(ISBLANK([.M11]);[.A11];[.M11])" office:value-type="float" office:value="3">
            <text:p>3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SUM([.C12];[.D12])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2]);[.A12];[.M12])" office:value-type="float" office:value="9">
            <text:p>9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UM([.C14];[.D14];[.E14])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Three cells with blanks</text:p>
          </table:table-cell>
          <table:table-cell/>
          <table:table-cell table:style-name="ce7"/>
          <table:table-cell/>
          <table:table-cell/>
          <table:table-cell table:style-name="Default" table:formula="of:=IF(ISBLANK([.M14]);[.A14];[.M14])" office:value-type="float" office:value="2">
            <text:p>2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UM([.C15];[.D15];[.E15])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5]);[.A15];[.M15])" office:value-type="float" office:value="10">
            <text:p>1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SUM([.C17];[.G17];[.D17];[.I17])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Non-contiguous cells</text:p>
          </table:table-cell>
          <table:table-cell/>
          <table:table-cell table:style-name="ce7"/>
          <table:table-cell/>
          <table:table-cell/>
          <table:table-cell table:style-name="Default" table:formula="of:=IF(ISBLANK([.M17]);[.A17];[.M17])" office:value-type="float" office:value="15">
            <text:p>15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f:=SUM([.C18];[.G18];[.D18];[.I18])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8]);[.A18];[.M18])" office:value-type="float" office:value="17">
            <text:p>17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SUM([.D20];[.C20];[.C20];[.D20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Cells referenced multiply</text:p>
          </table:table-cell>
          <table:table-cell/>
          <table:table-cell table:style-name="ce7"/>
          <table:table-cell/>
          <table:table-cell/>
          <table:table-cell table:style-name="Default" table:formula="of:=IF(ISBLANK([.M20]);[.A20];[.M20])" office:value-type="float" office:value="6">
            <text:p>6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8">
            <text:p>18</text:p>
          </table:table-cell>
          <table:table-cell table:formula="of:=SUM([.D21];[.C21];[.C21];[.D21])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1]);[.A21];[.M21])" office:value-type="float" office:value="18">
            <text:p>18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SUM(SumRange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Named range</text:p>
          </table:table-cell>
          <table:table-cell/>
          <table:table-cell table:style-name="ce7"/>
          <table:table-cell/>
          <table:table-cell/>
          <table:table-cell table:style-name="Default" table:formula="of:=IF(ISBLANK([.M23]);[.A23];[.M23])" office:value-type="float" office:value="15">
            <text:p>15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UM([.C24:.E24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4]);[.A24];[.M24])" office:value-type="float" office:value="4">
            <text:p>4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UM([.C26:.H26])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6">
            <text:p>6</text:p>
          </table:table-cell>
          <table:table-cell office:value-type="string">
            <text:p>Range with blanks</text:p>
          </table:table-cell>
          <table:table-cell/>
          <table:table-cell table:style-name="ce7"/>
          <table:table-cell/>
          <table:table-cell/>
          <table:table-cell table:style-name="Default" table:formula="of:=IF(ISBLANK([.M26]);[.A26];[.M26])" office:value-type="float" office:value="3">
            <text:p>3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SUM([.C27:.H27])" office:value-type="float" office:value="15">
            <text:p>1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7]);[.A27];[.M27])" office:value-type="float" office:value="15">
            <text:p>15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SUM([.C29:.E29];[.G29];[.I29])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Mixture of ranges and cells with blanks</text:p>
          </table:table-cell>
          <table:table-cell/>
          <table:table-cell table:style-name="ce7"/>
          <table:table-cell/>
          <table:table-cell/>
          <table:table-cell table:style-name="Default" table:formula="of:=IF(ISBLANK([.M29]);[.A29];[.M29])" office:value-type="float" office:value="9">
            <text:p>9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SUM([.C30:.E30];[.G30];[.I30])" office:value-type="float" office:value="6">
            <text:p>6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0]);[.A30];[.M30])" office:value-type="float" office:value="6">
            <text:p>6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70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Sum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24:07</dc:date>
    <meta:editing-cycles>3</meta:editing-cycles>
    <meta:editing-duration>PT1M26S</meta:editing-duration>
    <meta:document-statistic meta:table-count="1" meta:cell-count="222" meta:object-count="0"/>
    <meta:user-defined meta:name="Info 1"/>
    <meta:user-defined meta:name="Info 2"/>
    <meta:user-defined meta:name="Info 3"/>
    <meta:user-defined meta:name="Info 4"/>
  </office:meta>
</office:document-meta>
</file>